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1pt" officeooo:rsid="000b91ce" officeooo:paragraph-rsid="000b91ce" style:font-size-asian="11pt" style:font-size-complex="11pt"/>
    </style:style>
    <style:style style:name="P2" style:family="paragraph" style:parent-style-name="Standard">
      <loext:graphic-properties draw:fill="none"/>
      <style:paragraph-properties fo:background-color="transparent"/>
      <style:text-properties style:font-name="Fira Code" fo:font-size="11pt" officeooo:rsid="002362f2" officeooo:paragraph-rsid="002362f2" style:font-size-asian="11pt" style:font-size-complex="11pt"/>
    </style:style>
    <style:style style:name="P3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179574" style:font-size-asian="11pt" style:font-style-asian="normal" style:font-size-complex="11pt" style:font-style-complex="normal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25627a" style:font-size-asian="11pt" style:font-style-asian="normal" style:font-size-complex="11pt" style:font-style-complex="normal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paragraph-rsid="00179574"/>
    </style:style>
    <style:style style:name="P8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/>
      <style:text-properties style:font-name="Fira Code" fo:font-size="11pt" officeooo:rsid="000b91ce" officeooo:paragraph-rsid="000b91ce" style:font-size-asian="11pt" style:font-size-complex="11pt"/>
    </style:style>
    <style:style style:name="P9" style:family="paragraph" style:parent-style-name="Standard" style:list-style-name="L1">
      <style:text-properties style:font-name="Fira Code" fo:font-size="11pt" officeooo:rsid="000b91ce" officeooo:paragraph-rsid="000b91ce" style:font-size-asian="11pt" style:font-size-complex="11pt"/>
    </style:style>
    <style:style style:name="P10" style:family="paragraph" style:parent-style-name="Standard" style:list-style-name="L1">
      <style:text-properties style:font-name="Fira Code" fo:font-size="11pt" officeooo:rsid="000b91ce" officeooo:paragraph-rsid="000d746c" style:font-size-asian="11pt" style:font-size-complex="11pt"/>
    </style:style>
    <style:style style:name="P11" style:family="paragraph" style:parent-style-name="Standard" style:list-style-name="L1">
      <style:paragraph-properties fo:break-before="page"/>
      <style:text-properties style:font-name="Fira Code" fo:font-size="11pt" officeooo:rsid="000b91ce" officeooo:paragraph-rsid="000d746c" style:font-size-asian="11pt" style:font-size-complex="11pt"/>
    </style:style>
    <style:style style:name="P1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b91ce" officeooo:paragraph-rsid="000c1ae1" style:font-size-asian="11pt" style:font-size-complex="11pt"/>
    </style:style>
    <style:style style:name="P13" style:family="paragraph" style:parent-style-name="Standard" style:list-style-name="L1">
      <style:text-properties style:font-name="Fira Code" fo:font-size="11pt" officeooo:rsid="000b91ce" officeooo:paragraph-rsid="000c7f3a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1ae1" style:font-size-asian="11pt" style:font-size-complex="11pt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7f3a" style:font-size-asian="11pt" style:font-size-complex="11pt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d746c" style:font-size-asian="11pt" style:font-size-complex="11pt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8" style:family="paragraph" style:parent-style-name="Standard" style:list-style-name="L1">
      <style:text-properties style:font-name="Fira Code" fo:font-size="11pt" fo:font-style="normal" officeooo:rsid="000b91ce" officeooo:paragraph-rsid="000c1ae1" style:font-size-asian="11pt" style:font-style-asian="normal" style:font-size-complex="11pt" style:font-style-complex="normal"/>
    </style:style>
    <style:style style:name="P19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0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1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1a05e6" style:font-size-asian="11pt" style:font-style-asian="normal" style:font-size-complex="11pt" style:font-style-complex="normal"/>
    </style:style>
    <style:style style:name="P2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d746c" style:font-size-asian="11pt" style:font-style-asian="normal" style:font-size-complex="11pt" style:font-style-complex="normal"/>
    </style:style>
    <style:style style:name="P23" style:family="paragraph" style:parent-style-name="Standard" style:list-style-name="L1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1ae1" style:font-size-asian="11pt" style:font-style-asian="normal" style:font-size-complex="11pt" style:font-style-complex="normal"/>
    </style:style>
    <style:style style:name="P2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7f3a" style:font-size-asian="11pt" style:font-style-asian="normal" style:font-size-complex="11pt" style:font-style-complex="normal"/>
    </style:style>
    <style:style style:name="P2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d746c" style:font-size-asian="11pt" style:font-style-asian="normal" style:font-size-complex="11pt" style:font-style-complex="normal"/>
    </style:style>
    <style:style style:name="P2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29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5627a" officeooo:paragraph-rsid="0025627a" style:font-size-asian="11pt" style:font-style-asian="normal" style:font-size-complex="11pt" style:font-style-complex="normal"/>
    </style:style>
    <style:style style:name="P30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65cbb" officeooo:paragraph-rsid="00265cbb" style:font-size-asian="11pt" style:font-style-asian="normal" style:font-size-complex="11pt" style:font-style-complex="normal"/>
    </style:style>
    <style:style style:name="P31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24ef3" officeooo:paragraph-rsid="00324ef3" style:font-size-asian="11pt" style:font-style-asian="normal" style:font-size-complex="11pt" style:font-style-complex="normal"/>
    </style:style>
    <style:style style:name="P32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6ef17" officeooo:paragraph-rsid="0036ef17" style:font-size-asian="11pt" style:font-style-asian="normal" style:font-size-complex="11pt" style:font-style-complex="normal"/>
    </style:style>
    <style:style style:name="P33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58877" officeooo:paragraph-rsid="00358877" style:font-size-asian="11pt" style:font-style-asian="normal" style:font-size-complex="11pt" style:font-style-complex="normal"/>
    </style:style>
    <style:style style:name="P34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2362f2" officeooo:paragraph-rsid="002362f2" fo:background-color="#3faf46" style:font-size-asian="11pt" style:font-style-asian="normal" style:font-size-complex="11pt" style:font-style-complex="normal"/>
    </style:style>
    <style:style style:name="P35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2e8cb4" officeooo:paragraph-rsid="002e8cb4" fo:background-color="#3faf46" style:font-size-asian="11pt" style:font-style-asian="normal" style:font-size-complex="11pt" style:font-style-complex="normal"/>
    </style:style>
    <style:style style:name="P36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2625a" officeooo:paragraph-rsid="0032625a" fo:background-color="#3faf46" style:font-size-asian="11pt" style:font-style-asian="normal" style:font-size-complex="11pt" style:font-style-complex="normal"/>
    </style:style>
    <style:style style:name="P37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81b60" officeooo:paragraph-rsid="00381b60" fo:background-color="#3faf46" style:font-size-asian="11pt" style:font-style-asian="normal" style:font-size-complex="11pt" style:font-style-complex="normal"/>
    </style:style>
    <style:style style:name="P38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58877" officeooo:paragraph-rsid="00358877" fo:background-color="#3faf46" style:font-size-asian="11pt" style:font-style-asian="normal" style:font-size-complex="11pt" style:font-style-complex="normal"/>
    </style:style>
    <style:style style:name="P39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9ad79" officeooo:paragraph-rsid="0039ad79" fo:background-color="transparent" style:font-size-asian="11pt" style:font-style-asian="normal" style:font-size-complex="11pt" style:font-style-complex="normal"/>
    </style:style>
    <style:style style:name="P40" style:family="paragraph" style:parent-style-name="Standard" style:list-style-name="L1">
      <style:text-properties fo:color="#000000" loext:opacity="100%" style:font-name="Fira Code" fo:font-size="11pt" officeooo:paragraph-rsid="000c7f3a" fo:background-color="transparent"/>
    </style:style>
    <style:style style:name="P41" style:family="paragraph" style:parent-style-name="Standard" style:list-style-name="L1">
      <style:text-properties fo:color="#000000" loext:opacity="100%" style:font-name="Fira Code" fo:font-size="11pt" fo:font-style="normal" officeooo:rsid="000c7f3a" officeooo:paragraph-rsid="003b8d3e" fo:background-color="transparent" style:font-size-asian="11pt" style:font-style-asian="normal" style:font-size-complex="11pt" style:font-style-complex="normal"/>
    </style:style>
    <style:style style:name="P42" style:family="paragraph" style:parent-style-name="Standard" style:list-style-name="L2">
      <loext:graphic-properties draw:fill="none"/>
      <style:paragraph-properties fo:background-color="transparent"/>
      <style:text-properties fo:color="#000000" loext:opacity="100%" style:font-name="Fira Code" fo:font-size="11pt" fo:font-style="normal" fo:font-weight="normal" officeooo:rsid="002362f2" officeooo:paragraph-rsid="00269b8f" fo:background-color="transparent" style:font-size-asian="11pt" style:font-style-asian="normal" style:font-size-complex="11pt" style:font-style-complex="normal"/>
    </style:style>
    <style:style style:name="P43" style:family="paragraph" style:parent-style-name="Standard" style:list-style-name="L2">
      <loext:graphic-properties draw:fill="none"/>
      <style:paragraph-properties fo:background-color="transparent"/>
      <style:text-properties fo:color="#000000" loext:opacity="100%" style:font-name="Fira Code" fo:font-size="10.5pt" fo:font-style="normal" fo:font-weight="normal" officeooo:rsid="002362f2" officeooo:paragraph-rsid="002362f2" fo:background-color="transparent" style:font-size-asian="11pt" style:font-style-asian="normal" style:font-size-complex="11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1ae1" style:font-style-asian="normal" style:font-style-complex="normal"/>
    </style:style>
    <style:style style:name="T3" style:family="text">
      <style:text-properties fo:font-style="normal" officeooo:rsid="000c7f3a" style:font-style-asian="normal" style:font-style-complex="normal"/>
    </style:style>
    <style:style style:name="T4" style:family="text">
      <style:text-properties fo:font-style="normal" officeooo:rsid="000d746c" style:font-style-asian="normal" style:font-style-complex="normal"/>
    </style:style>
    <style:style style:name="T5" style:family="text">
      <style:text-properties fo:font-style="normal" officeooo:rsid="000f714e" style:font-style-asian="normal" style:font-style-complex="normal"/>
    </style:style>
    <style:style style:name="T6" style:family="text">
      <style:text-properties fo:font-style="normal" officeooo:rsid="00179574" style:font-style-asian="normal" style:font-style-complex="normal"/>
    </style:style>
    <style:style style:name="T7" style:family="text">
      <style:text-properties fo:font-style="normal" officeooo:rsid="00261f72" style:font-style-asian="normal" style:font-style-complex="normal"/>
    </style:style>
    <style:style style:name="T8" style:family="text">
      <style:text-properties fo:font-style="normal" officeooo:rsid="000c7f3a" style:font-size-asian="11pt" style:font-style-asian="normal" style:font-size-complex="11pt" style:font-style-complex="normal"/>
    </style:style>
    <style:style style:name="T9" style:family="text">
      <style:text-properties officeooo:rsid="000f714e"/>
    </style:style>
    <style:style style:name="T10" style:family="text">
      <style:text-properties style:font-name="Fira Code" fo:font-size="11pt" fo:font-style="normal" officeooo:rsid="000c7f3a" style:font-size-asian="11pt" style:font-style-asian="normal" style:font-size-complex="11pt" style:font-style-complex="normal"/>
    </style:style>
    <style:style style:name="T11" style:family="text">
      <style:text-properties style:font-name="Fira Code" fo:font-size="11pt" fo:font-style="normal" officeooo:rsid="000d746c" style:font-size-asian="11pt" style:font-style-asian="normal" style:font-size-complex="11pt" style:font-style-complex="normal"/>
    </style:style>
    <style:style style:name="T12" style:family="text">
      <style:text-properties officeooo:rsid="001a05e6"/>
    </style:style>
    <style:style style:name="T13" style:family="text">
      <style:text-properties officeooo:rsid="0022455c"/>
    </style:style>
    <style:style style:name="T14" style:family="text">
      <style:text-properties officeooo:rsid="002362f2"/>
    </style:style>
    <style:style style:name="T15" style:family="text">
      <style:text-properties officeooo:rsid="00265cbb"/>
    </style:style>
    <style:style style:name="T16" style:family="text">
      <style:text-properties officeooo:rsid="00324ef3"/>
    </style:style>
    <style:style style:name="T17" style:family="text">
      <style:text-properties officeooo:rsid="0038b9a5"/>
    </style:style>
    <style:style style:name="T18" style:family="text">
      <style:text-properties officeooo:rsid="003a7cb3"/>
    </style:style>
    <style:style style:name="T19" style:family="text">
      <style:text-properties style:font-name="Fira Code1" fo:font-size="10.5pt" fo:font-weight="normal"/>
    </style:style>
    <style:style style:name="T20" style:family="text">
      <style:text-properties style:font-name="Fira Code1" fo:font-size="10.5pt" fo:font-weight="normal" officeooo:rsid="003b8d3e"/>
    </style:style>
    <style:style style:name="T21" style:family="text">
      <style:text-properties style:font-name="Fira Code1" fo:font-size="10.5pt" fo:font-weight="normal" officeooo:rsid="003c3a70"/>
    </style:style>
    <style:style style:name="T22" style:family="text">
      <style:text-properties officeooo:rsid="003e2e7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pan text:style-name="T9">endpoints</text:span>:</text:p>
      <text:list xml:id="list2502433172" text:style-name="L1">
        <text:list-item>
          <text:p text:style-name="P8">/user:</text:p>
          <text:list>
            <text:list-item>
              <text:p text:style-name="P9">/user(POST): for register</text:p>
            </text:list-item>
            <text:list-item>
              <text:p text:style-name="P18">/user/staff(POST): for staff register</text:p>
            </text:list-item>
            <text:list-item>
              <text:p text:style-name="P18">/user/login(POST): for login</text:p>
            </text:list-item>
            <text:list-item>
              <text:p text:style-name="P18">/user/logout(POST): for logout</text:p>
            </text:list-item>
            <text:list-item>
              <text:p text:style-name="P18">/user/me (GET): for getting user profile</text:p>
            </text:list-item>
            <text:list-item>
              <text:p text:style-name="P18">/user/me(PATCH): for updating user profile. User will be able to update <text:tab/><text:tab/><text:tab/><text:tab/> only the allowed fields</text:p>
            </text:list-item>
            <text:list-item>
              <text:p text:style-name="P18">/user/id(PATCH): for updating user by admin</text:p>
            </text:list-item>
            <text:list-item>
              <text:p text:style-name="P18">/user/id(DELETE): for deleting user</text:p>
            </text:list-item>
            <text:list-item>
              <text:p text:style-name="P18">/user/sendotp(POST): for sending OTP</text:p>
            </text:list-item>
            <text:list-item>
              <text:p text:style-name="P18">/user/verifyotp(POST): for verifying OTP</text:p>
            </text:list-item>
            <text:list-item>
              <text:p text:style-name="P19">/user/resetpassword(POST): for resetting password</text:p>
            </text:list-item>
            <text:list-item>
              <text:p text:style-name="P20">/<text:span text:style-name="T12">login/google(GET): for logging in with google</text:span></text:p>
            </text:list-item>
            <text:list-item>
              <text:p text:style-name="P21">/<text:span text:style-name="T12">login/facebook(GET): for logging in with facebook</text:span></text:p>
            </text:list-item>
          </text:list>
          <text:p text:style-name="P22"/>
        </text:list-item>
        <text:list-item>
          <text:p text:style-name="P10"><text:span text:style-name="T1">/</text:span><text:span text:style-name="T4">cart</text:span><text:span text:style-name="T3">:</text:span></text:p>
          <text:list>
            <text:list-item>
              <text:p text:style-name="P10"><text:span text:style-name="T2">/</text:span><text:span text:style-name="T4">cart(POST): to create cart for the user</text:span></text:p>
            </text:list-item>
            <text:list-item>
              <text:p text:style-name="P10"><text:span text:style-name="T4">/cart(GET): get user cart</text:span><text:span text:style-name="T1"><text:line-break/></text:span></text:p>
            </text:list-item>
          </text:list>
        </text:list-item>
        <text:list-item>
          <text:p text:style-name="P12"><text:span text:style-name="T1">/</text:span><text:span text:style-name="T2">products: It will have a CRUD operation. Operations will be verified per <text:tab/><text:tab/>user role and access.</text:span></text:p>
          <text:list>
            <text:list-item>
              <text:p text:style-name="P25">admin and super-admin: can access all api</text:p>
            </text:list-item>
            <text:list-item>
              <text:p text:style-name="P14"><text:span text:style-name="T1">staff : can access if the have access to products </text:span><text:span text:style-name="T3">but cannot delete</text:span></text:p>
            </text:list-item>
            <text:list-item>
              <text:p text:style-name="P24">user: can only get</text:p>
            </text:list-item>
          </text:list>
        </text:list-item>
      </text:list>
      <text:p text:style-name="P3"/>
      <text:list xml:id="list111734162967602" text:continue-numbering="true" text:style-name="L1">
        <text:list-item>
          <text:p text:style-name="P13"><text:span text:style-name="T1">/</text:span><text:span text:style-name="T3">request: </text:span><text:span text:style-name="T2">It will have a CRUD operation. Operations will be verified per user <text:tab/><text:tab/>rol</text:span><text:span text:style-name="T5">e </text:span><text:span text:style-name="T2">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5"><text:span text:style-name="T1">staff : can access if the have access to </text:span><text:span text:style-name="T3">requests but cannot delete</text:span></text:p>
            </text:list-item>
            <text:list-item>
              <text:p text:style-name="P23">user: can only post and get their own requests</text:p>
            </text:list-item>
            <text:list-item>
              <text:p text:style-name="P23">/<text:span text:style-name="T13">acceptrequest(</text:span><text:span text:style-name="T14">GET)</text:span><text:span text:style-name="T13"> for the user to accept the request invoice </text:span><text:span text:style-name="T14">and send it <text:tab/><text:tab/><text:tab/><text:tab/>to the cart</text:span></text:p>
            </text:list-item>
            <text:list-item>
              <text:p text:style-name="P23">/<text:span text:style-name="T14">declinerequest(GET) for the user to decline the request invoice</text:span></text:p>
            </text:list-item>
          </text:list>
        </text:list-item>
      </text:list>
      <text:p text:style-name="P3"/>
      <text:list xml:id="list111734080189073" text:continue-numbering="true" text:style-name="L1">
        <text:list-item>
          <text:p text:style-name="P13"><text:span text:style-name="T1">/</text:span><text:span text:style-name="T3">order: </text:span><text:span text:style-name="T2">It will have a CRUD operation. Operations will be verified per user <text:tab/> <text:s text:c="2"/>rol</text:span><text:span text:style-name="T5">e </text:span><text:span text:style-name="T2">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5"><text:span text:style-name="T1">staff : can access if the have access to </text:span><text:span text:style-name="T3">orders but cannot delete</text:span></text:p>
            </text:list-item>
            <text:list-item>
              <text:p text:style-name="P23">user: can only post and get their own orders</text:p>
            </text:list-item>
            <text:list-item>
              <text:p text:style-name="P40"><text:span text:style-name="T8">/</text:span><text:span text:style-name="T19">refundorder/:</text:span><text:span text:style-name="T20">id(POST): </text:span><text:span text:style-name="T21">this route is used to refund the payment to user</text:span></text:p>
            </text:list-item>
            <text:list-item>
              <text:p text:style-name="P41">/<text:span text:style-name="T19">refun</text:span><text:span text:style-name="T21">dstatus</text:span><text:span text:style-name="T19">/:</text:span><text:span text:style-name="T20">id(POST): </text:span><text:span text:style-name="T21">this route is used to check the refund status</text:span></text:p>
            </text:list-item>
            <text:list-item>
              <text:p text:style-name="P41"><text:span text:style-name="T19">/</text:span><text:span text:style-name="T21">transactionstatus</text:span><text:span text:style-name="T20">/:id(POST): </text:span><text:span text:style-name="T21">this route is used to get the transaction status</text:span></text:p>
            </text:list-item>
          </text:list>
        </text:list-item>
      </text:list>
      <text:p text:style-name="P3"/>
      <text:list xml:id="list111733486596595" text:continue-numbering="true" text:style-name="L1">
        <text:list-item>
          <text:p text:style-name="P13"><text:span text:style-name="T1">/</text:span><text:span text:style-name="T3">discount: </text:span><text:span text:style-name="T2">It will have a CRUD operation. Operations will be verified per <text:tab/><text:tab/>use</text:span><text:span text:style-name="T6">r </text:span><text:span text:style-name="T2">role 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5"><text:span text:style-name="T1">staff : can access if the have access to </text:span><text:span text:style-name="T3">products but cannot delete</text:span></text:p>
            </text:list-item>
            <text:list-item>
              <text:p text:style-name="P24">/usediscount: use the discount using the discount code</text:p>
            </text:list-item>
            <text:list-item>
              <text:p text:style-name="P24">/abondondiscount: remove the used discount code from the cart</text:p>
            </text:list-item>
          </text:list>
        </text:list-item>
        <text:list-item>
          <text:p text:style-name="P11"><text:span text:style-name="T1">/</text:span><text:span text:style-name="T4">category</text:span><text:span text:style-name="T3">: </text:span><text:span text:style-name="T2">It will have a CRUD operation. Operations will be verified per <text:tab/><text:tab/>user </text:span><text:span text:style-name="T6">r</text:span><text:span text:style-name="T2">ole 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6"><text:span text:style-name="T1">staff : can access if the have access to </text:span><text:span text:style-name="T4">products</text:span><text:span text:style-name="T3"> but cannot delete</text:span></text:p>
            </text:list-item>
            <text:list-item>
              <text:p text:style-name="P7"><text:span text:style-name="T10">user: can only </text:span><text:span text:style-name="T11">get for getting the products according to the categories</text:span></text:p>
              <text:p text:style-name="P28"/>
            </text:list-item>
          </text:list>
        </text:list-item>
      </text:list>
      <text:p text:style-name="P4"/>
      <text:list xml:id="list111733882131245" text:continue-numbering="true" text:style-name="L1">
        <text:list-item>
          <text:p text:style-name="P17"><text:span text:style-name="T4">/</text:span><text:span text:style-name="T6">blog: It will have CRUD operation. </text:span><text:span text:style-name="T7">Operations can be accessed by all roles</text:span></text:p>
        </text:list-item>
      </text:list>
      <text:p text:style-name="P5"/>
      <text:p text:style-name="P6"/>
      <text:p text:style-name="P2"><text:span text:style-name="T6">T</text:span><text:span text:style-name="T1">asks left:</text:span></text:p>
      <text:list xml:id="list2790836024" text:style-name="L2">
        <text:list-item>
          <text:p text:style-name="P43">email permissions in facebook developer is needed to access the email from facebook profile</text:p>
        </text:list-item>
        <text:list-item>
          <text:p text:style-name="P42">mail template making</text:p>
        </text:list-item>
      </text:list>
      <text:list xml:id="list3532983625" text:style-name="L3">
        <text:list-item>
          <text:p text:style-name="P29"><text:span text:style-name="T15">I</text:span>n sending mail of order and <text:span text:style-name="T18">order</text:span>.email is to be set</text:p>
        </text:list-item>
        <text:list-item>
          <text:p text:style-name="P30">Request mai<text:span text:style-name="T16">l</text:span></text:p>
        </text:list-item>
      </text:list>
      <text:list xml:id="list94278425" text:style-name="L4">
        <text:list-item>
          <text:p text:style-name="P34">/acceptrequest and /declinerequest</text:p>
        </text:list-item>
        <text:list-item>
          <text:p text:style-name="P35">blog routes testi<text:span text:style-name="T16">ng</text:span></text:p>
        </text:list-item>
        <text:list-item>
          <text:p text:style-name="P31">chat system with particular tags</text:p>
        </text:list-item>
        <text:list-item>
          <text:p text:style-name="P32">notification <text:span text:style-name="T22">to multiple users</text:span></text:p>
        </text:list-item>
        <text:list-item>
          <text:p text:style-name="P32">mail logs</text:p>
        </text:list-item>
        <text:list-item>
          <text:p text:style-name="P36">payment system</text:p>
        </text:list-item>
        <text:list-item>
          <text:p text:style-name="P37">need to clear cart after order successful</text:p>
        </text:list-item>
        <text:list-item>
          <text:p text:style-name="P38">refund system</text:p>
        </text:list-item>
        <text:list-item>
          <text:p text:style-name="P39">res.redirect to the front end in order entities</text:p>
        </text:list-item>
        <text:list-item>
          <text:p text:style-name="P33">comment out (order entity line 14<text:span text:style-name="T17">7 – 150 for sending mail</text:span>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7874in" fo:margin-left="0.6354in" fo:margin-right="0.0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8-03T11:17:32.456375323</dc:date>
    <meta:editing-duration>P1DT1H39M50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62" meta:word-count="520" meta:character-count="2963" meta:non-whitespace-character-count="2536"/>
  </office:meta>
</office:document-meta>
</file>